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2cm" draw:marker-end-width="0.362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5.596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236cm" fo:min-width="0.986cm"/>
    </style:style>
    <style:style style:name="gr4" style:family="graphic" style:parent-style-name="standard">
      <style:graphic-properties draw:stroke="none" svg:stroke-color="#000000" draw:fill="none" draw:fill-color="#ffffff" fo:min-height="3.5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7.57cm" fo:min-width="6.64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97cm" fo:min-width="6.64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2.17cm" fo:min-width="6.64cm"/>
    </style:style>
    <style:style style:name="gr8" style:family="graphic" style:parent-style-name="standard">
      <style:graphic-properties draw:stroke="none" svg:stroke-color="#000000" draw:fill="none" draw:fill-color="#ffffff" fo:min-height="2.0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402cm" fo:min-width="0.15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195cm"/>
    </style:style>
    <style:style style:name="gr12" style:family="graphic" style:parent-style-name="standard">
      <style:graphic-properties draw:stroke="none" svg:stroke-color="#000000" draw:fill="none" draw:fill-color="#ffffff" fo:min-height="1.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3cm" svg:height="0.33cm" svg:x="1.626cm" svg:y="1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3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3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3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3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4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8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4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4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5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5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9cm" svg:y="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4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9cm" svg:y="4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7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9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8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3cm" svg:y="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9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4cm" svg:y="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6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4cm" svg:y="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5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4cm" svg:y="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7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7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7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7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7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7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7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7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7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7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7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5cm" svg:y="9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1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9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1cm" svg:y="9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1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1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5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9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6cm" svg:y="9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6cm" svg:y="9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9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9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9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5cm" svg:y="9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9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9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6cm" svg:y="1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202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7cm" svg:y="1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2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2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3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33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54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7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94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6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7cm" svg:y="11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8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7cm" svg:y="11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7cm" svg:y="11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8cm" svg:y="11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8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9cm" svg:y="11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7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8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1cm" svg:y="12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3.197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3cm" svg:height="0.33cm" svg:x="1.622cm" svg:y="12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7cm" svg:y="1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8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9.528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7.949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7cm" svg:y="12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8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6.36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4.789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1cm" svg:y="1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2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2.70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1.123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2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3cm" svg:y="12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5.863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4.264cm" svg:y="12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1cm" svg:y="12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2cm" svg:y="1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9.02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cm" svg:height="0.3cm" svg:x="17.443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46cm" svg:height="5.846cm" svg:x="-7.216cm" svg:y="2.264cm">
          <draw:text-box>
            <text:p>Grid is 0.79cm, subdiv 5</text:p>
            <text:p/>
          </draw:text-box>
        </draw:frame>
        <draw:custom-shape draw:style-name="gr3" draw:text-style-name="P1" draw:layer="layout" svg:width="2.1cm" svg:height="2.1cm" svg:x="4.324cm" svg:y="1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4.325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8.5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15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0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0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2.724cm" svg:y="2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1cm" svg:height="2.1cm" svg:x="16.924cm" svg:y="2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3.78cm" svg:height="3.78cm" svg:x="-5.72cm" svg:y="19.4cm">
          <draw:text-box>
            <text:p>2.1, 2.3</text:p>
          </draw:text-box>
        </draw:frame>
        <draw:custom-shape draw:style-name="gr5" draw:text-style-name="P1" draw:layer="layout" svg:width="7.14cm" svg:height="7.82cm" svg:x="12.304cm" svg:y="15.19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14cm" svg:height="3.22cm" svg:x="12.304cm" svg:y="24.39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14cm" svg:height="12.42cm" svg:x="3.904cm" svg:y="15.199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6.3cm" svg:height="2.3cm" svg:x="13.564cm" svg:y="18.419cm">
          <draw:text-box>
            <text:p>Integrator Time Constant</text:p>
          </draw:text-box>
        </draw:frame>
        <draw:frame draw:style-name="gr8" draw:text-style-name="P2" draw:layer="layout" svg:width="2.1cm" svg:height="2.3cm" svg:x="15.244cm" svg:y="24.859cm">
          <draw:text-box>
            <text:p>Free</text:p>
            <text:p>Pots</text:p>
          </draw:text-box>
        </draw:frame>
        <draw:frame draw:style-name="gr8" draw:text-style-name="P2" draw:layer="layout" svg:width="4.2cm" svg:height="2.3cm" svg:x="5.584cm" svg:y="18.419cm">
          <draw:text-box>
            <text:p>Coefficients</text:p>
          </draw:text-box>
        </draw:frame>
        <draw:custom-shape draw:style-name="gr9" draw:text-style-name="P1" draw:layer="layout" svg:width="0.92cm" svg:height="0.92cm" svg:x="1.76cm" svg:y="2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cm" svg:y="17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92cm" svg:height="0.92cm" svg:x="1.841cm" svg:y="15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734cm" svg:height="0.848cm" svg:x="1.366cm" svg:y="14.8cm">
          <draw:text-box>
            <text:p>LED</text:p>
          </draw:text-box>
        </draw:frame>
        <draw:frame draw:style-name="gr11" draw:text-style-name="P2" draw:layer="layout" svg:width="2.52cm" svg:height="1.445cm" svg:x="1cm" svg:y="18.94cm">
          <draw:text-box>
            <text:p>Power</text:p>
          </draw:text-box>
        </draw:frame>
        <draw:frame draw:style-name="gr12" draw:text-style-name="P2" draw:layer="layout" svg:width="3.78cm" svg:height="1.445cm" svg:x="1.42cm" svg:y="23.54cm">
          <draw:text-box>
            <text:p>Initial</text:p>
            <text:p>Conditions</text:p>
          </draw:text-box>
        </draw:frame>
        <draw:frame draw:style-name="gr11" draw:text-style-name="P2" draw:layer="layout" svg:width="1.68cm" svg:height="1.445cm" svg:x="1.42cm" svg:y="26.3cm">
          <draw:text-box>
            <text:p>Ru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1:42:31.525859477</meta:creation-date>
    <dc:date>2018-09-18T13:00:42.400909175</dc:date>
    <meta:editing-duration>PT36M51S</meta:editing-duration>
    <meta:editing-cycles>8</meta:editing-cycles>
    <meta:generator>LibreOffice/6.0.3.2$Linux_X86_64 LibreOffice_project/00m0$Build-2</meta:generator>
    <dc:creator>Danny Ayers</dc:creator>
    <meta:document-statistic meta:object-count="291"/>
  </office:meta>
</office:document-meta>
</file>